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43in"/>
    </style:style>
    <style:style style:name="co2" style:family="table-column">
      <style:table-column-properties fo:break-before="auto" style:column-width="0.6in"/>
    </style:style>
    <style:style style:name="co3" style:family="table-column">
      <style:table-column-properties fo:break-before="auto" style:column-width="1.3508in"/>
    </style:style>
    <style:style style:name="co4" style:family="table-column">
      <style:table-column-properties fo:break-before="auto" style:column-width="1.1681in"/>
    </style:style>
    <style:style style:name="co5" style:family="table-column">
      <style:table-column-properties fo:break-before="auto" style:column-width="1.061in"/>
    </style:style>
    <style:style style:name="co6" style:family="table-column">
      <style:table-column-properties fo:break-before="auto" style:column-width="0.4161in"/>
    </style:style>
    <style:style style:name="co7" style:family="table-column">
      <style:table-column-properties fo:break-before="auto" style:column-width="0.1972in"/>
    </style:style>
    <style:style style:name="co8" style:family="table-column">
      <style:table-column-properties fo:break-before="auto" style:column-width="0.2764in"/>
    </style:style>
    <style:style style:name="co9" style:family="table-column">
      <style:table-column-properties fo:break-before="auto" style:column-width="2.511in"/>
    </style:style>
    <style:style style:name="co10" style:family="table-column">
      <style:table-column-properties fo:break-before="auto" style:column-width="0.889in"/>
    </style:style>
    <style:style style:name="ro1" style:family="table-row">
      <style:table-row-properties style:row-height="0.79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4"/>
    <style:style style:name="ce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Arial" style:font-name-asian="Arial Unicode MS" style:font-name-complex="Arial Unicode M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6" table:default-cell-style-name="Default"/>
        <table:table-row table:style-name="ro1">
          <table:table-cell office:value-type="string">
            <text:p>Moldova</text:p>
          </table:table-cell>
          <table:table-cell table:style-name="ce1" office:value-type="string">
            <text:p>$9.99</text:p>
          </table:table-cell>
          <table:table-cell office:value-type="string">
            <text:p>Assorted plate with Bujenina, Gogoase and cut vegetables</text:p>
          </table:table-cell>
          <table:table-cell table:style-name="ce3" office:value-type="string">
            <text:p>Ассорти из буженины, пикантных сырных шариков и овощей</text:p>
          </table:table-cell>
          <table:table-cell office:value-type="string">
            <text:p>cold-appetizers</text:p>
          </table:table-cell>
          <table:table-cell/>
          <table:table-cell table:number-columns-repeated="2" office:value-type="float" office:value="1">
            <text:p>1</text:p>
          </table:table-cell>
          <table:table-cell office:value-type="string">
            <text:p>1_01_Moldova</text:p>
          </table:table-cell>
          <table:table-cell table:number-columns-repeated="6"/>
        </table:table-row>
        <table:table-row table:style-name="ro2">
          <table:table-cell office:value-type="string">
            <text:p>Legume prajite Platou</text:p>
          </table:table-cell>
          <table:table-cell table:style-name="ce1" office:value-type="string">
            <text:p>$7.99</text:p>
          </table:table-cell>
          <table:table-cell office:value-type="string">
            <text:p>Peppers, eggplant, zucchini with mix vegetable sauce</text:p>
          </table:table-cell>
          <table:table-cell table:style-name="ce3" office:value-type="string">
            <text:p>Перец, баклажан, кабачки с овощным соусом</text:p>
          </table:table-cell>
          <table:table-cell office:value-type="string">
            <text:p>cold-appetizers</text:p>
          </table:table-cell>
          <table:table-cell/>
          <table:table-cell office:value-type="float" office:value="1">
            <text:p>1</text:p>
          </table:table-cell>
          <table:table-cell office:value-type="float" office:value="2">
            <text:p>2</text:p>
          </table:table-cell>
          <table:table-cell office:value-type="string">
            <text:p>1_02_Legume-prajite-Platou</text:p>
          </table:table-cell>
          <table:table-cell table:number-columns-repeated="6"/>
        </table:table-row>
        <table:table-row table:style-name="ro3">
          <table:table-cell office:value-type="string">
            <text:p>Platou de Peste</text:p>
          </table:table-cell>
          <table:table-cell table:style-name="ce1" office:value-type="string">
            <text:p>$10.99</text:p>
          </table:table-cell>
          <table:table-cell office:value-type="string">
            <text:p>Smoked fish-cured fish</text:p>
          </table:table-cell>
          <table:table-cell table:style-name="ce3" office:value-type="string">
            <text:p>Ассорти из копченой рыбы (скумбрия, семга, осетрина)</text:p>
          </table:table-cell>
          <table:table-cell office:value-type="string">
            <text:p>cold-appetizers</text:p>
          </table:table-cell>
          <table:table-cell/>
          <table:table-cell office:value-type="float" office:value="1">
            <text:p>1</text:p>
          </table:table-cell>
          <table:table-cell office:value-type="float" office:value="3">
            <text:p>3</text:p>
          </table:table-cell>
          <table:table-cell office:value-type="string">
            <text:p>1_03_Platou-de-Peste</text:p>
          </table:table-cell>
          <table:table-cell table:number-columns-repeated="6"/>
        </table:table-row>
        <table:table-row table:style-name="ro2">
          <table:table-cell office:value-type="string">
            <text:p>"Gogoase Picante"</text:p>
          </table:table-cell>
          <table:table-cell table:style-name="ce1" office:value-type="string">
            <text:p>$6.99</text:p>
          </table:table-cell>
          <table:table-cell office:value-type="string">
            <text:p>Spicy cheese spread with tomatoes</text:p>
          </table:table-cell>
          <table:table-cell table:style-name="ce3" office:value-type="string">
            <text:p>Пикантные сырные шарики с помидорами</text:p>
          </table:table-cell>
          <table:table-cell office:value-type="string">
            <text:p>cold-appetizers</text:p>
          </table:table-cell>
          <table:table-cell/>
          <table:table-cell office:value-type="float" office:value="1">
            <text:p>1</text:p>
          </table:table-cell>
          <table:table-cell office:value-type="float" office:value="4">
            <text:p>4</text:p>
          </table:table-cell>
          <table:table-cell office:value-type="string">
            <text:p>1_04_Gogoase-Picante</text:p>
          </table:table-cell>
          <table:table-cell table:number-columns-repeated="6"/>
        </table:table-row>
        <table:table-row table:style-name="ro4">
          <table:table-cell office:value-type="string">
            <text:p>"Racituri"</text:p>
          </table:table-cell>
          <table:table-cell table:style-name="ce1" office:value-type="string">
            <text:p>$6.49</text:p>
          </table:table-cell>
          <table:table-cell office:value-type="string">
            <text:p>Chilled meat broth dish</text:p>
          </table:table-cell>
          <table:table-cell table:style-name="ce3" office:value-type="string">
            <text:p>Холодец</text:p>
          </table:table-cell>
          <table:table-cell office:value-type="string">
            <text:p>cold-appetizers</text:p>
          </table:table-cell>
          <table:table-cell/>
          <table:table-cell office:value-type="float" office:value="1">
            <text:p>1</text:p>
          </table:table-cell>
          <table:table-cell office:value-type="float" office:value="5">
            <text:p>5</text:p>
          </table:table-cell>
          <table:table-cell office:value-type="string">
            <text:p>1_05_Racituri</text:p>
          </table:table-cell>
          <table:table-cell table:number-columns-repeated="6"/>
        </table:table-row>
        <table:table-row table:style-name="ro2">
          <table:table-cell office:value-type="string">
            <text:p>"Icra de Vinata"</text:p>
          </table:table-cell>
          <table:table-cell table:style-name="ce1" office:value-type="string">
            <text:p>$4.99</text:p>
          </table:table-cell>
          <table:table-cell office:value-type="string">
            <text:p>Roasted Eggplant dressed with olive oil</text:p>
          </table:table-cell>
          <table:table-cell table:style-name="ce3" office:value-type="string">
            <text:p>Баклажанная икра с оливковым маслом</text:p>
          </table:table-cell>
          <table:table-cell office:value-type="string">
            <text:p>cold-appetizers</text:p>
          </table:table-cell>
          <table:table-cell/>
          <table:table-cell office:value-type="float" office:value="1">
            <text:p>1</text:p>
          </table:table-cell>
          <table:table-cell office:value-type="float" office:value="6">
            <text:p>6</text:p>
          </table:table-cell>
          <table:table-cell office:value-type="string">
            <text:p>1_06_Icra-de-Vinata</text:p>
          </table:table-cell>
          <table:table-cell table:number-columns-repeated="6"/>
        </table:table-row>
        <table:table-row table:style-name="ro5">
          <table:table-cell office:value-type="string">
            <text:p>"Fasolita"</text:p>
          </table:table-cell>
          <table:table-cell table:style-name="ce1" office:value-type="string">
            <text:p>$6.59</text:p>
          </table:table-cell>
          <table:table-cell office:value-type="string">
            <text:p>Bean paste with roasted onion, olive oil and spices</text:p>
          </table:table-cell>
          <table:table-cell table:style-name="ce3" office:value-type="string">
            <text:p>Тертая фасоль с жареным луком</text:p>
          </table:table-cell>
          <table:table-cell office:value-type="string">
            <text:p>cold-appetizers</text:p>
          </table:table-cell>
          <table:table-cell/>
          <table:table-cell office:value-type="float" office:value="1">
            <text:p>1</text:p>
          </table:table-cell>
          <table:table-cell office:value-type="float" office:value="7">
            <text:p>7</text:p>
          </table:table-cell>
          <table:table-cell office:value-type="string">
            <text:p>1_07_Fasolita</text:p>
          </table:table-cell>
          <table:table-cell office:value-type="string">
            <text:p>...the most memorable app was the Fasolita, a yummy mashed bean paste with roasted onions and oil.</text:p>
          </table:table-cell>
          <table:table-cell office:value-type="string">
            <text:p>eatingwithziggy.com</text:p>
          </table:table-cell>
          <table:table-cell office:value-type="string">
            <text:p>An appetizer to get you started: fasolita..., a white bean purée topped with cold fried onions and a healthy drizzle of olive oil, served with slices of heavy dark brown bread. The onions added some sweetness, and paprika added a subtle smoky spiciness to the thick purée, which seemed to blend Mediterranean flavors with Eastern European.</text:p>
          </table:table-cell>
          <table:table-cell office:value-type="string">
            <text:p>seriouseats.com</text:p>
          </table:table-cell>
          <table:table-cell table:number-columns-repeated="2"/>
        </table:table-row>
        <table:table-row table:style-name="ro5">
          <table:table-cell office:value-type="string">
            <text:p>Limba de Vita</text:p>
          </table:table-cell>
          <table:table-cell table:style-name="ce1" office:value-type="string">
            <text:p>$6.99</text:p>
          </table:table-cell>
          <table:table-cell office:value-type="string">
            <text:p>Veal tongue with horseradish sauce</text:p>
          </table:table-cell>
          <table:table-cell table:style-name="ce3" office:value-type="string">
            <text:p>Телячий язык с хреном</text:p>
          </table:table-cell>
          <table:table-cell office:value-type="string">
            <text:p>cold-appetizers</text:p>
          </table:table-cell>
          <table:table-cell/>
          <table:table-cell office:value-type="float" office:value="1">
            <text:p>1</text:p>
          </table:table-cell>
          <table:table-cell office:value-type="float" office:value="8">
            <text:p>8</text:p>
          </table:table-cell>
          <table:table-cell office:value-type="string">
            <text:p>1_08_Limba-de-Vita</text:p>
          </table:table-cell>
          <table:table-cell table:number-columns-repeated="6"/>
        </table:table-row>
        <table:table-row table:style-name="ro4">
          <table:table-cell office:value-type="string">
            <text:p>Muschi (Bujenina)</text:p>
          </table:table-cell>
          <table:table-cell table:style-name="ce1" office:value-type="string">
            <text:p>$6.99</text:p>
          </table:table-cell>
          <table:table-cell office:value-type="string">
            <text:p>Cold boild pork</text:p>
          </table:table-cell>
          <table:table-cell table:style-name="ce3" office:value-type="string">
            <text:p>Буженина</text:p>
          </table:table-cell>
          <table:table-cell office:value-type="string">
            <text:p>cold-appetizers</text:p>
          </table:table-cell>
          <table:table-cell office:value-type="string">
            <text:p>dish</text:p>
          </table:table-cell>
          <table:table-cell office:value-type="float" office:value="1">
            <text:p>1</text:p>
          </table:table-cell>
          <table:table-cell office:value-type="float" office:value="9">
            <text:p>9</text:p>
          </table:table-cell>
          <table:table-cell office:value-type="string">
            <text:p>1_09_Muschi-Bujenina</text:p>
          </table:table-cell>
          <table:table-cell table:number-columns-repeated="6"/>
        </table:table-row>
        <table:table-row table:style-name="ro5">
          <table:table-cell office:value-type="string">
            <text:p>Muraturi</text:p>
          </table:table-cell>
          <table:table-cell table:style-name="ce1" office:value-type="string">
            <text:p>$9.99</text:p>
          </table:table-cell>
          <table:table-cell office:value-type="string">
            <text:p>Assorted pickles plate</text:p>
          </table:table-cell>
          <table:table-cell table:style-name="ce3" office:value-type="string">
            <text:p>Ассорти из солений</text:p>
          </table:table-cell>
          <table:table-cell office:value-type="string">
            <text:p>cold-appetizers</text:p>
          </table:table-cell>
          <table:table-cell office:value-type="string">
            <text:p>dish</text:p>
          </table:table-cell>
          <table:table-cell office:value-type="float" office:value="1">
            <text:p>1</text:p>
          </table:table-cell>
          <table:table-cell office:value-type="float" office:value="10">
            <text:p>10</text:p>
          </table:table-cell>
          <table:table-cell office:value-type="string">
            <text:p>1_10_Muraturi</text:p>
          </table:table-cell>
          <table:table-cell table:number-columns-repeated="6"/>
        </table:table-row>
        <table:table-row table:style-name="ro2">
          <table:table-cell office:value-type="string">
            <text:p>Herring cu Cartofi noi cu Marari</text:p>
          </table:table-cell>
          <table:table-cell table:style-name="ce1" office:value-type="string">
            <text:p>$8.99</text:p>
          </table:table-cell>
          <table:table-cell office:value-type="string">
            <text:p>Herring and cooked potatoes</text:p>
          </table:table-cell>
          <table:table-cell table:style-name="ce3" office:value-type="string">
            <text:p>Сельдь с отварной картошкой</text:p>
          </table:table-cell>
          <table:table-cell office:value-type="string">
            <text:p>cold-appetizers</text:p>
          </table:table-cell>
          <table:table-cell/>
          <table:table-cell office:value-type="float" office:value="1">
            <text:p>1</text:p>
          </table:table-cell>
          <table:table-cell office:value-type="float" office:value="11">
            <text:p>11</text:p>
          </table:table-cell>
          <table:table-cell office:value-type="string">
            <text:p>1_11_Hering-cu-Cartofi-noi-cu-Marari</text:p>
          </table:table-cell>
          <table:table-cell table:number-columns-repeated="6"/>
        </table:table-row>
        <table:table-row table:style-name="ro5">
          <table:table-cell office:value-type="string">
            <text:p>Platou cu Cascaval</text:p>
          </table:table-cell>
          <table:table-cell table:style-name="ce1" office:value-type="string">
            <text:p>$10.99</text:p>
          </table:table-cell>
          <table:table-cell office:value-type="string">
            <text:p>Moldavian style cheese plate</text:p>
          </table:table-cell>
          <table:table-cell table:style-name="ce3" office:value-type="string">
            <text:p>Сырная нарезка в молдавском стиле</text:p>
          </table:table-cell>
          <table:table-cell office:value-type="string">
            <text:p>cold-appetizers</text:p>
          </table:table-cell>
          <table:table-cell/>
          <table:table-cell office:value-type="float" office:value="1">
            <text:p>1</text:p>
          </table:table-cell>
          <table:table-cell office:value-type="float" office:value="12">
            <text:p>12</text:p>
          </table:table-cell>
          <table:table-cell office:value-type="string">
            <text:p>1_12_Platou-cu-Cascaval</text:p>
          </table:table-cell>
          <table:table-cell table:number-columns-repeated="6"/>
        </table:table-row>
        <table:table-row table:style-name="ro5">
          <table:table-cell office:value-type="string">
            <text:p>Trapeza Haiducului</text:p>
          </table:table-cell>
          <table:table-cell table:style-name="ce1" office:value-type="string">
            <text:p>$12.99</text:p>
          </table:table-cell>
          <table:table-cell office:value-type="string">
            <text:p>Fresh vegetables, mix plate of kielbasas</text:p>
          </table:table-cell>
          <table:table-cell table:style-name="ce3" office:value-type="string">
            <text:p>Свежие овощи, колбасная нарезка</text:p>
          </table:table-cell>
          <table:table-cell office:value-type="string">
            <text:p>cold-appetizers</text:p>
          </table:table-cell>
          <table:table-cell/>
          <table:table-cell office:value-type="float" office:value="1">
            <text:p>1</text:p>
          </table:table-cell>
          <table:table-cell office:value-type="float" office:value="13">
            <text:p>13</text:p>
          </table:table-cell>
          <table:table-cell office:value-type="string">
            <text:p>1_13_Trapeza-Haiducului</text:p>
          </table:table-cell>
          <table:table-cell table:number-columns-repeated="6"/>
        </table:table-row>
        <table:table-row table:style-name="ro4">
          <table:table-cell office:value-type="string">
            <text:p>Platou de Carne</text:p>
          </table:table-cell>
          <table:table-cell table:style-name="ce1" office:value-type="string">
            <text:p>$10.99</text:p>
          </table:table-cell>
          <table:table-cell office:value-type="string">
            <text:p>Assorted meat plate</text:p>
          </table:table-cell>
          <table:table-cell table:style-name="ce3" office:value-type="string">
            <text:p>Мясное ассорти</text:p>
          </table:table-cell>
          <table:table-cell office:value-type="string">
            <text:p>cold-appetizers</text:p>
          </table:table-cell>
          <table:table-cell/>
          <table:table-cell office:value-type="float" office:value="1">
            <text:p>1</text:p>
          </table:table-cell>
          <table:table-cell office:value-type="float" office:value="14">
            <text:p>14</text:p>
          </table:table-cell>
          <table:table-cell office:value-type="string">
            <text:p>1_14_Platou-de-Carne</text:p>
          </table:table-cell>
          <table:table-cell table:number-columns-repeated="6"/>
        </table:table-row>
        <table:table-row table:style-name="ro6">
          <table:table-cell office:value-type="string">
            <text:p>Ursuleti (House Special)</text:p>
          </table:table-cell>
          <table:table-cell table:style-name="ce1" office:value-type="string">
            <text:p>$6.99</text:p>
          </table:table-cell>
          <table:table-cell office:value-type="string">
            <text:p>Fried mamaliga balls stuffed with feta cheese, bacon and sour cream</text:p>
          </table:table-cell>
          <table:table-cell table:style-name="ce3" office:value-type="string">
            <text:p>Жареные шарики из мамалыги, фаршированные брынзой и беконом со сметаной</text:p>
          </table:table-cell>
          <table:table-cell office:value-type="string">
            <text:p>hot-appetizers</text:p>
          </table:table-cell>
          <table:table-cell/>
          <table:table-cell office:value-type="float" office:value="2">
            <text:p>2</text:p>
          </table:table-cell>
          <table:table-cell office:value-type="float" office:value="1">
            <text:p>1</text:p>
          </table:table-cell>
          <table:table-cell office:value-type="string">
            <text:p>2_01_Ursuleti</text:p>
          </table:table-cell>
          <table:table-cell office:value-type="string">
            <text:p>...the house special appetizer ursuleti, with hunks of fatty bacon inside and out of the balls of mamaliga and piles of feta cheese. This by far was my favorite way to eat it.</text:p>
          </table:table-cell>
          <table:table-cell office:value-type="string">
            <text:p>eattheworldnyc.com</text:p>
          </table:table-cell>
          <table:table-cell office:value-type="string">
            <text:p>"Ursuleti," a.k.a. fried mamaliga (similar to polenta) balls stuffed with feta cheese, pork belly, and sour cream. The "urselti" balls were firm on the outside, and gave way to a moist, polenta-like, savory interior that was dotted with nibs of fatty pork belly. <text:s/>Absolutely heavenly.</text:p>
          </table:table-cell>
          <table:table-cell office:value-type="string">
            <text:p>thelunchbelle.com</text:p>
          </table:table-cell>
          <table:table-cell office:value-type="string">
            <text:p>The ursuleti is a Best Dish Ever nominee, simply because the combination of salty fatty pork and salty fatty cheese and salty fatty fried polenta is absolutely irresistible. <text:s/></text:p>
          </table:table-cell>
          <table:table-cell office:value-type="string">
            <text:p>unitednationsoffood.com</text:p>
          </table:table-cell>
        </table:table-row>
        <table:table-row table:style-name="ro3">
          <table:table-cell office:value-type="string">
            <text:p>Coltunasi "Fat Frumos"</text:p>
          </table:table-cell>
          <table:table-cell table:style-name="ce1" office:value-type="string">
            <text:p>$6.99</text:p>
          </table:table-cell>
          <table:table-cell office:value-type="string">
            <text:p>Traditional dumplings served sour cream and butter, choice of: * Farmer cheese * Meat <text:s/>* Potatoes (topping of fried onion)</text:p>
          </table:table-cell>
          <table:table-cell office:value-type="string">
            <text:p>Традиционные вареники, пельмени со сметаной и сливочным маслом, на выбор:</text:p>
            <text:p>Творог</text:p>
            <text:p>Мясо</text:p>
            <text:p>Картофель (подаются с жареным луком)</text:p>
          </table:table-cell>
          <table:table-cell office:value-type="string">
            <text:p>hot-appetizers</text:p>
          </table:table-cell>
          <table:table-cell/>
          <table:table-cell table:number-columns-repeated="2" office:value-type="float" office:value="2">
            <text:p>2</text:p>
          </table:table-cell>
          <table:table-cell office:value-type="string">
            <text:p>2_02_Coltunasi-Fat-Frumos</text:p>
          </table:table-cell>
          <table:table-cell office:value-type="string">
            <text:p><text:s/>I chose to sample both the homemade meat (pork and veal) and potato dumplings, which were topped with melted butter and fried onions (optional). <text:s/>In a gluttonous effort to consume as many calories as possible, I dipped each bite in sour cream. <text:s/>:) <text:s/></text:p>
          </table:table-cell>
          <table:table-cell office:value-type="string">
            <text:p>thelunchbelle.com</text:p>
          </table:table-cell>
          <table:table-cell office:value-type="string">
            <text:p><text:s/>We even ate a cheese- and meat-stuffed pelmeni doppelganger called “Coltunasi Fat Frumos”. I have no idea who Frumos is, but I totally understand how he got fat.</text:p>
          </table:table-cell>
          <table:table-cell office:value-type="string">
            <text:p>unitednationsoffood.com</text:p>
          </table:table-cell>
          <table:table-cell office:value-type="string">
            <text:p>The coltunasi <text:s/>is listed as a hot appetizer, but it was a big enough plate to serve as an entrée. Here was pure, simple Moldavian fare: paper-thin dumpling skins filled with salty farmer's cheese (you can also get potato or meat filled dumplings), dressed with melted butter and served with thin sour cream. It was a humbling reminder of how good simple ingredients can be when you don't mess with them too much.</text:p>
          </table:table-cell>
          <table:table-cell office:value-type="string">
            <text:p>seriouseats.com</text:p>
          </table:table-cell>
        </table:table-row>
        <table:table-row table:style-name="ro3">
          <table:table-cell office:value-type="string">
            <text:p>Placinte "Ileana Cosinzeana"</text:p>
          </table:table-cell>
          <table:table-cell table:style-name="ce1" office:value-type="string">
            <text:p>$3.99</text:p>
          </table:table-cell>
          <table:table-cell office:value-type="string">
            <text:p>Homemade baked pastries with: * Farmer cheese and herbs * Potatoes with onions * ??????? </text:p>
          </table:table-cell>
          <table:table-cell office:value-type="string">
            <text:p>Домашние "плацинты" с начинкой на выбор:</text:p>
            <text:p>Творог и зелень</text:p>
            <text:p>Картофель с луком</text:p>
            <text:p>Капуста</text:p>
          </table:table-cell>
          <table:table-cell office:value-type="string">
            <text:p>hot-appetizers</text:p>
          </table:table-cell>
          <table:table-cell/>
          <table:table-cell office:value-type="float" office:value="2">
            <text:p>2</text:p>
          </table:table-cell>
          <table:table-cell office:value-type="float" office:value="3">
            <text:p>3</text:p>
          </table:table-cell>
          <table:table-cell office:value-type="string">
            <text:p>2_03_Placinte</text:p>
          </table:table-cell>
          <table:table-cell office:value-type="string">
            <text:p>Placinte, a savory pastry stuffed with farmer cheese and dill, is another good bet.</text:p>
          </table:table-cell>
          <table:table-cell office:value-type="string">
            <text:p>chow.com</text:p>
          </table:table-cell>
          <table:table-cell table:number-columns-repeated="4"/>
        </table:table-row>
        <table:table-row table:style-name="ro4">
          <table:table-cell office:value-type="string">
            <text:p>Sarmale ca la Mama</text:p>
          </table:table-cell>
          <table:table-cell table:style-name="ce1" office:value-type="string">
            <text:p>$5.99</text:p>
          </table:table-cell>
          <table:table-cell office:value-type="string">
            <text:p>Traditional stuffed rolls with rice and meat (cabbage or grape leaves)</text:p>
          </table:table-cell>
          <table:table-cell office:value-type="string">
            <text:p>Голубцы в виноградных или капустных листьях (на выбор)</text:p>
          </table:table-cell>
          <table:table-cell office:value-type="string">
            <text:p>hot-appetizers</text:p>
          </table:table-cell>
          <table:table-cell/>
          <table:table-cell office:value-type="float" office:value="2">
            <text:p>2</text:p>
          </table:table-cell>
          <table:table-cell office:value-type="float" office:value="4">
            <text:p>4</text:p>
          </table:table-cell>
          <table:table-cell office:value-type="string">
            <text:p>2_04_Sarmale-ca-la-Mama</text:p>
          </table:table-cell>
          <table:table-cell office:value-type="string">
            <text:p>Almost obligatory were the sarmale ca la mama, the stuffed cabbage of Moldova similar to its Russian and Ukrainian friends. You have the option to also order this dish with stuffed grape leaves as well. The small creations basically melt away in your mouth and are happy to receive healthy dollops of the sour cream.</text:p>
          </table:table-cell>
          <table:table-cell office:value-type="string">
            <text:p>eattheworldnyc.com</text:p>
          </table:table-cell>
          <table:table-cell office:value-type="string">
            <text:p>"Sarmale ca la Mama," a.k.a. pork and rice-stuffed grape leaves. The ground pork and rice were enveloped by a briny grape leaf that created a fantastic, salty kick. <text:s/>I really enjoyed this particular item!</text:p>
          </table:table-cell>
          <table:table-cell office:value-type="string">
            <text:p>thelunchbelle.com</text:p>
          </table:table-cell>
          <table:table-cell table:number-columns-repeated="2"/>
        </table:table-row>
        <table:table-row table:style-name="ro4">
          <table:table-cell office:value-type="string">
            <text:p>Mititei</text:p>
          </table:table-cell>
          <table:table-cell table:style-name="ce1" office:value-type="string">
            <text:p>$5.99</text:p>
          </table:table-cell>
          <table:table-cell office:value-type="string">
            <text:p>Grilled traditional sausages served with peas and onions</text:p>
          </table:table-cell>
          <table:table-cell office:value-type="string">
            <text:p>Мититей (молотое мясо), приготовленное на гриле по традиционному молдавскому рецепту, подается с горохом и луком</text:p>
          </table:table-cell>
          <table:table-cell office:value-type="string">
            <text:p>hot-appetizers</text:p>
          </table:table-cell>
          <table:table-cell/>
          <table:table-cell office:value-type="float" office:value="2">
            <text:p>2</text:p>
          </table:table-cell>
          <table:table-cell office:value-type="float" office:value="5">
            <text:p>5</text:p>
          </table:table-cell>
          <table:table-cell office:value-type="string">
            <text:p>2_05_Mititei</text:p>
          </table:table-cell>
          <table:table-cell office:value-type="string">
            <text:p>Mititei is something I grill at home on occasion. It’s a mix of ground beef, pork, lamb with herbs and spices rolled into a hotdog size kebabs. <text:s/>Unless you overcook them it comes out really nice and juicy and this was cooked right.</text:p>
          </table:table-cell>
          <table:table-cell table:style-name="ce4" office:value-type="string">
            <text:p>eatingwithziggy.com</text:p>
          </table:table-cell>
          <table:table-cell table:number-columns-repeated="4"/>
        </table:table-row>
        <table:table-row table:style-name="ro4">
          <table:table-cell office:value-type="string">
            <text:p>Carnaciori</text:p>
          </table:table-cell>
          <table:table-cell table:style-name="ce1" office:value-type="string">
            <text:p>$8.99</text:p>
          </table:table-cell>
          <table:table-cell office:value-type="string">
            <text:p>Grilled traditional kielbasa served with peas and onions</text:p>
          </table:table-cell>
          <table:table-cell office:value-type="string">
            <text:p>Традиционная молдавская колбаса, приготовленная на грилею Подается с горохом и луком</text:p>
          </table:table-cell>
          <table:table-cell office:value-type="string">
            <text:p>hot-appetizers</text:p>
          </table:table-cell>
          <table:table-cell/>
          <table:table-cell office:value-type="float" office:value="2">
            <text:p>2</text:p>
          </table:table-cell>
          <table:table-cell office:value-type="float" office:value="6">
            <text:p>6</text:p>
          </table:table-cell>
          <table:table-cell office:value-type="string">
            <text:p>2_06_Carnaciori</text:p>
          </table:table-cell>
          <table:table-cell table:number-columns-repeated="6"/>
        </table:table-row>
        <table:table-row table:style-name="ro4">
          <table:table-cell office:value-type="string">
            <text:p>Jumari</text:p>
          </table:table-cell>
          <table:table-cell table:style-name="ce1" office:value-type="string">
            <text:p>$6.99</text:p>
          </table:table-cell>
          <table:table-cell office:value-type="string">
            <text:p>Deep fried pork belly</text:p>
          </table:table-cell>
          <table:table-cell office:value-type="string">
            <text:p>Шкварки по-молдавски</text:p>
          </table:table-cell>
          <table:table-cell office:value-type="string">
            <text:p>hot-appetizers</text:p>
          </table:table-cell>
          <table:table-cell/>
          <table:table-cell office:value-type="float" office:value="2">
            <text:p>2</text:p>
          </table:table-cell>
          <table:table-cell office:value-type="float" office:value="7">
            <text:p>7</text:p>
          </table:table-cell>
          <table:table-cell office:value-type="string">
            <text:p>2_07_Jumari</text:p>
          </table:table-cell>
          <table:table-cell table:number-columns-repeated="6"/>
        </table:table-row>
        <table:table-row table:style-name="ro4">
          <table:table-cell office:value-type="string">
            <text:p>Mere sau Pere Coapte</text:p>
          </table:table-cell>
          <table:table-cell table:style-name="ce1" office:value-type="string">
            <text:p>$5.99</text:p>
          </table:table-cell>
          <table:table-cell office:value-type="string">
            <text:p>Baked apple or pear stuffed with nuts and honey</text:p>
          </table:table-cell>
          <table:table-cell office:value-type="string">
            <text:p>Запеченные яблоки или груши (фаршированные орехами и медом)</text:p>
          </table:table-cell>
          <table:table-cell office:value-type="string">
            <text:p>dessert</text:p>
          </table:table-cell>
          <table:table-cell/>
          <table:table-cell office:value-type="float" office:value="3">
            <text:p>3</text:p>
          </table:table-cell>
          <table:table-cell office:value-type="float" office:value="1">
            <text:p>1</text:p>
          </table:table-cell>
          <table:table-cell office:value-type="string">
            <text:p>3_01_Mere-sau-Pere-Coapte</text:p>
          </table:table-cell>
          <table:table-cell office:value-type="string">
            <text:p>...we ordered one of everything, including cherry-stuffed blintzes, baked pears and apples stuffed with nuts and honey, an order of stuffed dried plums, and a stellar pumpkin-stuffed crepe. <text:s/>I’ll agree that the desserts were pretty, and I’ll also agree that the desserts probably tasted even better than they looked…</text:p>
          </table:table-cell>
          <table:table-cell office:value-type="string">
            <text:p>unitednationsoffood.com</text:p>
          </table:table-cell>
          <table:table-cell table:number-columns-repeated="4"/>
        </table:table-row>
        <table:table-row table:style-name="ro4">
          <table:table-cell office:value-type="string">
            <text:p>Prune uscate umplute cu nuci</text:p>
          </table:table-cell>
          <table:table-cell table:style-name="ce1" office:value-type="string">
            <text:p>$6.99</text:p>
          </table:table-cell>
          <table:table-cell office:value-type="string">
            <text:p>Stuffed dried plums with nuts, wine sauce and cream</text:p>
          </table:table-cell>
          <table:table-cell office:value-type="string">
            <text:p>Чернослив, фаршированный грецким орехом, с соусом из вина и сливок</text:p>
          </table:table-cell>
          <table:table-cell office:value-type="string">
            <text:p>dessert</text:p>
          </table:table-cell>
          <table:table-cell/>
          <table:table-cell office:value-type="float" office:value="3">
            <text:p>3</text:p>
          </table:table-cell>
          <table:table-cell office:value-type="float" office:value="2">
            <text:p>2</text:p>
          </table:table-cell>
          <table:table-cell office:value-type="string">
            <text:p>3_02_Prune-uscate-umplute-cu-nuci</text:p>
          </table:table-cell>
          <table:table-cell office:value-type="string">
            <text:p>Syrup streaks seem to accompany all the desserts here. Our first was the prune uscate umplute cu nuci... looks like simple prunes, but they come stuffed with nuts.</text:p>
          </table:table-cell>
          <table:table-cell office:value-type="string">
            <text:p>eattheworldnyc.com</text:p>
          </table:table-cell>
          <table:table-cell office:value-type="string">
            <text:p>Dessert of cherry and prunes with nuts blintses was a nice finish...</text:p>
          </table:table-cell>
          <table:table-cell table:style-name="ce4" office:value-type="string">
            <text:p>eatingwithziggy.com</text:p>
          </table:table-cell>
          <table:table-cell table:number-columns-repeated="2"/>
        </table:table-row>
        <table:table-row table:style-name="ro4">
          <table:table-cell office:value-type="string">
            <text:p>Clatite cu Visine</text:p>
          </table:table-cell>
          <table:table-cell table:style-name="ce1" office:value-type="string">
            <text:p>$6.99</text:p>
          </table:table-cell>
          <table:table-cell office:value-type="string">
            <text:p>Moldavian style crepes with sour cherries and cream</text:p>
          </table:table-cell>
          <table:table-cell office:value-type="string">
            <text:p>Блины с вишней по-молдавски</text:p>
          </table:table-cell>
          <table:table-cell office:value-type="string">
            <text:p>dessert</text:p>
          </table:table-cell>
          <table:table-cell/>
          <table:table-cell table:number-columns-repeated="2" office:value-type="float" office:value="3">
            <text:p>3</text:p>
          </table:table-cell>
          <table:table-cell office:value-type="string">
            <text:p>3_03_Clatite-cu-Visine</text:p>
          </table:table-cell>
          <table:table-cell office:value-type="string">
            <text:p>The dessert I liked more was the clatite cu visine, a Moldovan-style crepe filled with sour cherries and cream.</text:p>
          </table:table-cell>
          <table:table-cell office:value-type="string">
            <text:p>eattheworldnyc.com</text:p>
          </table:table-cell>
          <table:table-cell office:value-type="string">
            <text:p>If I only had a scoop of vanilla or salted-caramel ice cream! <text:s/>Encased by flaky pastry was the most generous amount of plump, sour cherries. <text:s/>There wasn't some gloppy, corn syrup-based binder - just a plethora of the sweet, tangy fruit. </text:p>
          </table:table-cell>
          <table:table-cell office:value-type="string">
            <text:p>thelunchbelle.com</text:p>
          </table:table-cell>
          <table:table-cell office:value-type="string">
            <text:p>...we ordered one of everything, including cherry-stuffed blintzes, baked pears and apples stuffed with nuts and honey, an order of stuffed dried plums, and a stellar pumpkin-stuffed crepe. <text:s/>I’ll agree that the desserts were pretty, and I’ll also agree that the desserts probably tasted even better than they looked…</text:p>
          </table:table-cell>
          <table:table-cell office:value-type="string">
            <text:p>unitednationsoffood.com</text:p>
          </table:table-cell>
        </table:table-row>
        <table:table-row table:style-name="ro4">
          <table:table-cell office:value-type="string">
            <text:p>Placinta cu Bostan</text:p>
          </table:table-cell>
          <table:table-cell table:style-name="ce1" office:value-type="string">
            <text:p>$4.99</text:p>
          </table:table-cell>
          <table:table-cell office:value-type="string">
            <text:p>Homemade baked pastries with pumpkin</text:p>
          </table:table-cell>
          <table:table-cell office:value-type="string">
            <text:p>Домашние плацинты с тыквой</text:p>
          </table:table-cell>
          <table:table-cell office:value-type="string">
            <text:p>dessert</text:p>
          </table:table-cell>
          <table:table-cell/>
          <table:table-cell office:value-type="float" office:value="3">
            <text:p>3</text:p>
          </table:table-cell>
          <table:table-cell office:value-type="float" office:value="4">
            <text:p>4</text:p>
          </table:table-cell>
          <table:table-cell office:value-type="string">
            <text:p>3_04_Placinta-cu-Bostan</text:p>
          </table:table-cell>
          <table:table-cell office:value-type="string">
            <text:p>...we ordered one of everything, including cherry-stuffed blintzes, baked pears and apples stuffed with nuts and honey, an order of stuffed dried plums, and a stellar pumpkin-stuffed crepe. <text:s/>I’ll agree that the desserts were pretty, and I’ll also agree that the desserts probably tasted even better than they looked…</text:p>
          </table:table-cell>
          <table:table-cell office:value-type="string">
            <text:p>unitednationsoffood.com</text:p>
          </table:table-cell>
          <table:table-cell table:number-columns-repeated="4"/>
        </table:table-row>
        <table:table-row table:style-name="ro4">
          <table:table-cell office:value-type="string">
            <text:p>Platou cu Fructe</text:p>
          </table:table-cell>
          <table:table-cell table:style-name="ce1" office:value-type="string">
            <text:p>$14.99</text:p>
          </table:table-cell>
          <table:table-cell office:value-type="string">
            <text:p>Fruit plate</text:p>
          </table:table-cell>
          <table:table-cell office:value-type="string">
            <text:p>Нарезка из фруктов</text:p>
          </table:table-cell>
          <table:table-cell office:value-type="string">
            <text:p>dessert</text:p>
          </table:table-cell>
          <table:table-cell office:value-type="string">
            <text:p>dish</text:p>
          </table:table-cell>
          <table:table-cell office:value-type="float" office:value="3">
            <text:p>3</text:p>
          </table:table-cell>
          <table:table-cell office:value-type="float" office:value="5">
            <text:p>5</text:p>
          </table:table-cell>
          <table:table-cell office:value-type="string">
            <text:p>3_05_Platou-cu-Fructe</text:p>
          </table:table-cell>
          <table:table-cell table:number-columns-repeated="6"/>
        </table:table-row>
        <table:table-row table:style-name="ro4">
          <table:table-cell office:value-type="string">
            <text:p>Dessert Moldova</text:p>
          </table:table-cell>
          <table:table-cell table:style-name="ce1"/>
          <table:table-cell/>
          <table:table-cell office:value-type="string">
            <text:p>Запеченные яблоки или груши, чернослив с орехом, блины с вишней</text:p>
          </table:table-cell>
          <table:table-cell office:value-type="string">
            <text:p>dessert</text:p>
          </table:table-cell>
          <table:table-cell/>
          <table:table-cell office:value-type="float" office:value="3">
            <text:p>3</text:p>
          </table:table-cell>
          <table:table-cell office:value-type="float" office:value="6">
            <text:p>6</text:p>
          </table:table-cell>
          <table:table-cell office:value-type="string">
            <text:p>3_06_Dessert-Moldova</text:p>
          </table:table-cell>
          <table:table-cell table:number-columns-repeated="6"/>
        </table:table-row>
        <table:table-row table:style-name="ro4">
          <table:table-cell office:value-type="string">
            <text:p>Mamaliga Trapeza (House Special)</text:p>
          </table:table-cell>
          <table:table-cell table:style-name="ce1" office:value-type="string">
            <text:p>$12.99</text:p>
          </table:table-cell>
          <table:table-cell office:value-type="string">
            <text:p>Special prepared corn meal with assorted sides of meat, cheese, sour cream, scrambled eggs</text:p>
          </table:table-cell>
          <table:table-cell office:value-type="string">
            <text:p>Мамалыга, приготовленная по традиционному рецепту Молдавии с мясом, сыром, сметаной и омлетом</text:p>
          </table:table-cell>
          <table:table-cell office:value-type="string">
            <text:p>main-entrees</text:p>
          </table:table-cell>
          <table:table-cell/>
          <table:table-cell office:value-type="float" office:value="4">
            <text:p>4</text:p>
          </table:table-cell>
          <table:table-cell office:value-type="float" office:value="1">
            <text:p>1</text:p>
          </table:table-cell>
          <table:table-cell office:value-type="string">
            <text:p>4_01_Mamaliga-Trapeza</text:p>
          </table:table-cell>
          <table:table-cell office:value-type="string">
            <text:p>...you come here for the Mamaliga. <text:s/>Polenta on steroids! <text:s/>Our family style version was a massive piece of cornmeal, but what you would normally get is a smaller piece of Mamaliga in the middle of a plate surrounded by an assortment of meat, cheese, sour cream, and egg. In our case it was more like a glorified side dish to compliment the mixed grill consisting mainly of 2 things.</text:p>
          </table:table-cell>
          <table:table-cell office:value-type="string">
            <text:p>eatingwithziggy.com</text:p>
          </table:table-cell>
          <table:table-cell office:value-type="string">
            <text:p>As is common in Romanian restaurants, the Moldavian version of this golden corn porridge was firm enough to hold its shape. My appetizer (above, $5.99) was served with the typical salty cheese and sour cream as well as chunks of deep-fried pork belly. During an exploratory visit one midafternoon, this dish alone was quite filling.</text:p>
          </table:table-cell>
          <table:table-cell office:value-type="string">
            <text:p>eatingintranslation.com</text:p>
          </table:table-cell>
          <table:table-cell office:value-type="string">
            <text:p>...it's no surprise that polenta-like mamaliga, popular across the border, is a house special at Moldova Restaurant in Brooklyn. Mamaliga trapeza is a sturdy entrée that includes stewed pork, scrambled eggs, and cheese...</text:p>
          </table:table-cell>
          <table:table-cell office:value-type="string">
            <text:p>chow.com</text:p>
          </table:table-cell>
        </table:table-row>
        <table:table-row table:style-name="ro4">
          <table:table-cell office:value-type="string">
            <text:p>Costita</text:p>
          </table:table-cell>
          <table:table-cell table:style-name="ce1" office:value-type="string">
            <text:p>$13.99</text:p>
          </table:table-cell>
          <table:table-cell office:value-type="string">
            <text:p>Traditional cooked pork chop with mamaliga</text:p>
          </table:table-cell>
          <table:table-cell office:value-type="string">
            <text:p>Свинина на косточке с мамалыгой</text:p>
          </table:table-cell>
          <table:table-cell office:value-type="string">
            <text:p>main-entrees</text:p>
          </table:table-cell>
          <table:table-cell/>
          <table:table-cell office:value-type="float" office:value="4">
            <text:p>4</text:p>
          </table:table-cell>
          <table:table-cell office:value-type="float" office:value="2">
            <text:p>2</text:p>
          </table:table-cell>
          <table:table-cell office:value-type="string">
            <text:p>4_02_Costita</text:p>
          </table:table-cell>
          <table:table-cell office:value-type="string">
            <text:p><text:s/>And so was the Costita, basically a nicely spiced pork chop and this one was very flavorful. <text:s/>Very often with large groups those things come out dry but here it was nice and moist.</text:p>
          </table:table-cell>
          <table:table-cell table:style-name="ce4" office:value-type="string">
            <text:p>eatingwithziggy.com</text:p>
          </table:table-cell>
          <table:table-cell table:number-columns-repeated="4"/>
        </table:table-row>
        <table:table-row table:style-name="ro4">
          <table:table-cell office:value-type="string">
            <text:p>Snitzel</text:p>
          </table:table-cell>
          <table:table-cell table:style-name="ce1" office:value-type="string">
            <text:p>$10.99</text:p>
          </table:table-cell>
          <table:table-cell office:value-type="string">
            <text:p>Chicken breast in eggs and flour</text:p>
          </table:table-cell>
          <table:table-cell office:value-type="string">
            <text:p>Куриная грудка в кляре</text:p>
          </table:table-cell>
          <table:table-cell office:value-type="string">
            <text:p>main-entrees</text:p>
          </table:table-cell>
          <table:table-cell/>
          <table:table-cell office:value-type="float" office:value="4">
            <text:p>4</text:p>
          </table:table-cell>
          <table:table-cell office:value-type="float" office:value="3">
            <text:p>3</text:p>
          </table:table-cell>
          <table:table-cell office:value-type="string">
            <text:p>4_03_Snitzel</text:p>
          </table:table-cell>
          <table:table-cell table:number-columns-repeated="6"/>
        </table:table-row>
        <table:table-row table:style-name="ro4">
          <table:table-cell office:value-type="string">
            <text:p>Medalion</text:p>
          </table:table-cell>
          <table:table-cell table:style-name="ce1" office:value-type="string">
            <text:p>$12.99</text:p>
          </table:table-cell>
          <table:table-cell office:value-type="string">
            <text:p>Stuffed chicken breast with cheese topping</text:p>
          </table:table-cell>
          <table:table-cell office:value-type="string">
            <text:p>Фаршированная куриная грудка в сырном соусе</text:p>
          </table:table-cell>
          <table:table-cell office:value-type="string">
            <text:p>main-entrees</text:p>
          </table:table-cell>
          <table:table-cell/>
          <table:table-cell table:number-columns-repeated="2" office:value-type="float" office:value="4">
            <text:p>4</text:p>
          </table:table-cell>
          <table:table-cell office:value-type="string">
            <text:p>4_04_Medalion</text:p>
          </table:table-cell>
          <table:table-cell table:number-columns-repeated="6"/>
        </table:table-row>
        <table:table-row table:style-name="ro4">
          <table:table-cell office:value-type="string">
            <text:p>Pastrav</text:p>
          </table:table-cell>
          <table:table-cell table:style-name="ce1" office:value-type="string">
            <text:p>$14.99</text:p>
          </table:table-cell>
          <table:table-cell office:value-type="string">
            <text:p>Grilled trout with vegetables</text:p>
          </table:table-cell>
          <table:table-cell office:value-type="string">
            <text:p>Форель на гриле с овощами</text:p>
          </table:table-cell>
          <table:table-cell office:value-type="string">
            <text:p>main-entrees</text:p>
          </table:table-cell>
          <table:table-cell/>
          <table:table-cell office:value-type="float" office:value="4">
            <text:p>4</text:p>
          </table:table-cell>
          <table:table-cell office:value-type="float" office:value="5">
            <text:p>5</text:p>
          </table:table-cell>
          <table:table-cell office:value-type="string">
            <text:p>4_05_Pastrav</text:p>
          </table:table-cell>
          <table:table-cell table:number-columns-repeated="6"/>
        </table:table-row>
        <table:table-row table:style-name="ro4">
          <table:table-cell office:value-type="string">
            <text:p>Ceafa de Porc</text:p>
          </table:table-cell>
          <table:table-cell table:style-name="ce1" office:value-type="string">
            <text:p>$12.99</text:p>
          </table:table-cell>
          <table:table-cell office:value-type="string">
            <text:p>Pork neck on grill</text:p>
          </table:table-cell>
          <table:table-cell office:value-type="string">
            <text:p>Свиная шейка на гриле</text:p>
          </table:table-cell>
          <table:table-cell office:value-type="string">
            <text:p>main-entrees</text:p>
          </table:table-cell>
          <table:table-cell/>
          <table:table-cell office:value-type="float" office:value="4">
            <text:p>4</text:p>
          </table:table-cell>
          <table:table-cell office:value-type="float" office:value="6">
            <text:p>6</text:p>
          </table:table-cell>
          <table:table-cell office:value-type="string">
            <text:p>4_06_Ceafa-de-Porc</text:p>
          </table:table-cell>
          <table:table-cell table:number-columns-repeated="6"/>
        </table:table-row>
        <table:table-row table:style-name="ro4">
          <table:table-cell office:value-type="string">
            <text:p>Antricot</text:p>
          </table:table-cell>
          <table:table-cell table:style-name="ce1" office:value-type="string">
            <text:p>$12.50</text:p>
          </table:table-cell>
          <table:table-cell office:value-type="string">
            <text:p>Beef grilled with herbs</text:p>
          </table:table-cell>
          <table:table-cell office:value-type="string">
            <text:p>Говядина на гриле с пряными травами</text:p>
          </table:table-cell>
          <table:table-cell office:value-type="string">
            <text:p>main-entrees</text:p>
          </table:table-cell>
          <table:table-cell/>
          <table:table-cell office:value-type="float" office:value="4">
            <text:p>4</text:p>
          </table:table-cell>
          <table:table-cell office:value-type="float" office:value="7">
            <text:p>7</text:p>
          </table:table-cell>
          <table:table-cell office:value-type="string">
            <text:p>4_07_Antricot</text:p>
          </table:table-cell>
          <table:table-cell table:number-columns-repeated="6"/>
        </table:table-row>
        <table:table-row table:style-name="ro4">
          <table:table-cell office:value-type="string">
            <text:p>Carp</text:p>
          </table:table-cell>
          <table:table-cell table:style-name="ce1" office:value-type="string">
            <text:p>$8.99</text:p>
          </table:table-cell>
          <table:table-cell office:value-type="string">
            <text:p>Carp fried in corn meal</text:p>
          </table:table-cell>
          <table:table-cell office:value-type="string">
            <text:p>Филе карпа, обжаренное в кукурузной муке</text:p>
          </table:table-cell>
          <table:table-cell office:value-type="string">
            <text:p>main-entrees</text:p>
          </table:table-cell>
          <table:table-cell/>
          <table:table-cell office:value-type="float" office:value="4">
            <text:p>4</text:p>
          </table:table-cell>
          <table:table-cell office:value-type="float" office:value="8">
            <text:p>8</text:p>
          </table:table-cell>
          <table:table-cell office:value-type="string">
            <text:p>4_08_Carp</text:p>
          </table:table-cell>
          <table:table-cell office:value-type="string">
            <text:p>We ordered the carp... it was prepared so nicely on a pan with potatoes and salad. Make sure to douse it all with the extremely potent garlic sauce accompaniment.</text:p>
          </table:table-cell>
          <table:table-cell office:value-type="string">
            <text:p>eattheworldnyc.com</text:p>
          </table:table-cell>
          <table:table-cell table:number-columns-repeated="4"/>
        </table:table-row>
        <table:table-row table:style-name="ro4">
          <table:table-cell office:value-type="string">
            <text:p>Somon</text:p>
          </table:table-cell>
          <table:table-cell table:style-name="ce1" office:value-type="string">
            <text:p>$11.99</text:p>
          </table:table-cell>
          <table:table-cell office:value-type="string">
            <text:p>Grilled salmon with lemon sauce and veggies</text:p>
          </table:table-cell>
          <table:table-cell office:value-type="string">
            <text:p>Лосось на гриле с лимонным соусом и овощами</text:p>
          </table:table-cell>
          <table:table-cell office:value-type="string">
            <text:p>main-entrees</text:p>
          </table:table-cell>
          <table:table-cell/>
          <table:table-cell office:value-type="float" office:value="4">
            <text:p>4</text:p>
          </table:table-cell>
          <table:table-cell office:value-type="float" office:value="9">
            <text:p>9</text:p>
          </table:table-cell>
          <table:table-cell office:value-type="string">
            <text:p>4_09_Somon</text:p>
          </table:table-cell>
          <table:table-cell table:number-columns-repeated="6"/>
        </table:table-row>
        <table:table-row table:style-name="ro4">
          <table:table-cell office:value-type="string">
            <text:p>Ficatei de pui la tigaie</text:p>
          </table:table-cell>
          <table:table-cell table:style-name="ce1" office:value-type="string">
            <text:p>$9.99</text:p>
          </table:table-cell>
          <table:table-cell office:value-type="string">
            <text:p>Chicken liver on frying pan with mamaliga</text:p>
          </table:table-cell>
          <table:table-cell office:value-type="string">
            <text:p>Куриная печень на сковороде с мамалыгой</text:p>
          </table:table-cell>
          <table:table-cell office:value-type="string">
            <text:p>main-entrees</text:p>
          </table:table-cell>
          <table:table-cell office:value-type="string">
            <text:p>dish</text:p>
          </table:table-cell>
          <table:table-cell office:value-type="float" office:value="4">
            <text:p>4</text:p>
          </table:table-cell>
          <table:table-cell office:value-type="float" office:value="10">
            <text:p>10</text:p>
          </table:table-cell>
          <table:table-cell office:value-type="string">
            <text:p>4_10_Ficatei-de-pui-la-tigaie</text:p>
          </table:table-cell>
          <table:table-cell office:value-type="string">
            <text:p>A second dish with a side of mamaliga was the ficatei de pui la tigaie... chicken livers with a very iron-y taste mixed with cheese and sour cream. The iron was almost too overwhelming until mixed with all three sides on the plate.</text:p>
          </table:table-cell>
          <table:table-cell office:value-type="string">
            <text:p>eattheworldnyc.com</text:p>
          </table:table-cell>
          <table:table-cell table:number-columns-repeated="4"/>
        </table:table-row>
        <table:table-row table:style-name="ro4">
          <table:table-cell office:value-type="string">
            <text:p>Frigarui de Porc</text:p>
          </table:table-cell>
          <table:table-cell table:style-name="ce1" office:value-type="string">
            <text:p>$9.99</text:p>
          </table:table-cell>
          <table:table-cell office:value-type="string">
            <text:p>Pork shish kebab</text:p>
          </table:table-cell>
          <table:table-cell office:value-type="string">
            <text:p>Свинной шашлык</text:p>
          </table:table-cell>
          <table:table-cell office:value-type="string">
            <text:p>main-entrees</text:p>
          </table:table-cell>
          <table:table-cell/>
          <table:table-cell office:value-type="float" office:value="4">
            <text:p>4</text:p>
          </table:table-cell>
          <table:table-cell office:value-type="float" office:value="11">
            <text:p>11</text:p>
          </table:table-cell>
          <table:table-cell office:value-type="string">
            <text:p>4_11_Frigarui-de-Porc</text:p>
          </table:table-cell>
          <table:table-cell table:number-columns-repeated="6"/>
        </table:table-row>
        <table:table-row table:style-name="ro4">
          <table:table-cell office:value-type="string">
            <text:p>Frigarui de Gaina</text:p>
          </table:table-cell>
          <table:table-cell table:style-name="ce1" office:value-type="string">
            <text:p>$8.99</text:p>
          </table:table-cell>
          <table:table-cell office:value-type="string">
            <text:p>Chicken shish kebab</text:p>
          </table:table-cell>
          <table:table-cell office:value-type="string">
            <text:p>Куриный шашлык</text:p>
          </table:table-cell>
          <table:table-cell office:value-type="string">
            <text:p>main-entrees</text:p>
          </table:table-cell>
          <table:table-cell/>
          <table:table-cell office:value-type="float" office:value="4">
            <text:p>4</text:p>
          </table:table-cell>
          <table:table-cell office:value-type="float" office:value="12">
            <text:p>12</text:p>
          </table:table-cell>
          <table:table-cell office:value-type="string">
            <text:p>4_12_Frigarui-de-Gaina</text:p>
          </table:table-cell>
          <table:table-cell table:number-columns-repeated="6"/>
        </table:table-row>
        <table:table-row table:style-name="ro4">
          <table:table-cell office:value-type="string">
            <text:p>Frigarui de Miel</text:p>
          </table:table-cell>
          <table:table-cell table:style-name="ce1" office:value-type="string">
            <text:p>$11.99</text:p>
          </table:table-cell>
          <table:table-cell office:value-type="string">
            <text:p>Lamb shish kebab</text:p>
          </table:table-cell>
          <table:table-cell office:value-type="string">
            <text:p>Шашлык из баранины</text:p>
          </table:table-cell>
          <table:table-cell office:value-type="string">
            <text:p>main-entrees</text:p>
          </table:table-cell>
          <table:table-cell/>
          <table:table-cell office:value-type="float" office:value="4">
            <text:p>4</text:p>
          </table:table-cell>
          <table:table-cell office:value-type="float" office:value="13">
            <text:p>13</text:p>
          </table:table-cell>
          <table:table-cell office:value-type="string">
            <text:p>4_13_Frigarui-de-Miel</text:p>
          </table:table-cell>
          <table:table-cell table:number-columns-repeated="6"/>
        </table:table-row>
        <table:table-row table:style-name="ro4">
          <table:table-cell office:value-type="string">
            <text:p>Costita de Vita</text:p>
          </table:table-cell>
          <table:table-cell table:style-name="ce1" office:value-type="string">
            <text:p>$19.99</text:p>
          </table:table-cell>
          <table:table-cell office:value-type="string">
            <text:p>Rib eye steak</text:p>
          </table:table-cell>
          <table:table-cell office:value-type="string">
            <text:p>Говяжее ребро</text:p>
          </table:table-cell>
          <table:table-cell office:value-type="string">
            <text:p>main-entrees</text:p>
          </table:table-cell>
          <table:table-cell office:value-type="string">
            <text:p>dish</text:p>
          </table:table-cell>
          <table:table-cell office:value-type="float" office:value="4">
            <text:p>4</text:p>
          </table:table-cell>
          <table:table-cell office:value-type="float" office:value="14">
            <text:p>14</text:p>
          </table:table-cell>
          <table:table-cell office:value-type="string">
            <text:p>4_14_Costita-de-Vita</text:p>
          </table:table-cell>
          <table:table-cell table:number-columns-repeated="6"/>
        </table:table-row>
        <table:table-row table:style-name="ro4">
          <table:table-cell office:value-type="string">
            <text:p>Taranesc</text:p>
          </table:table-cell>
          <table:table-cell table:style-name="ce1" office:value-type="string">
            <text:p>$6.99</text:p>
          </table:table-cell>
          <table:table-cell office:value-type="string">
            <text:p>Tomatoes, cucumbers, peppers, feta cheese with sunflower oil dressing</text:p>
          </table:table-cell>
          <table:table-cell office:value-type="string">
            <text:p>Помидоры, огурцы, сладкий перец, брынза с подсолнечным маслом</text:p>
          </table:table-cell>
          <table:table-cell office:value-type="string">
            <text:p>salads</text:p>
          </table:table-cell>
          <table:table-cell/>
          <table:table-cell office:value-type="float" office:value="5">
            <text:p>5</text:p>
          </table:table-cell>
          <table:table-cell office:value-type="float" office:value="1">
            <text:p>1</text:p>
          </table:table-cell>
          <table:table-cell office:value-type="string">
            <text:p>5_01_Taranesc</text:p>
          </table:table-cell>
          <table:table-cell table:number-columns-repeated="6"/>
        </table:table-row>
        <table:table-row table:style-name="ro4">
          <table:table-cell office:value-type="string">
            <text:p>Delicios</text:p>
          </table:table-cell>
          <table:table-cell table:style-name="ce1" office:value-type="string">
            <text:p>$7.59</text:p>
          </table:table-cell>
          <table:table-cell office:value-type="string">
            <text:p>Chicken breast, swiss cheese, corn, tomatoes, peppers, rich dressing</text:p>
          </table:table-cell>
          <table:table-cell office:value-type="string">
            <text:p>Куриная грудка, швейцарский сыр, кукуруза, помидоры, перец, соус</text:p>
          </table:table-cell>
          <table:table-cell office:value-type="string">
            <text:p>salads</text:p>
          </table:table-cell>
          <table:table-cell/>
          <table:table-cell office:value-type="float" office:value="5">
            <text:p>5</text:p>
          </table:table-cell>
          <table:table-cell office:value-type="float" office:value="2">
            <text:p>2</text:p>
          </table:table-cell>
          <table:table-cell office:value-type="string">
            <text:p>5_02_Delicios</text:p>
          </table:table-cell>
          <table:table-cell table:number-columns-repeated="6"/>
        </table:table-row>
        <table:table-row table:style-name="ro4">
          <table:table-cell office:value-type="string">
            <text:p>Primavara</text:p>
          </table:table-cell>
          <table:table-cell table:style-name="ce1" office:value-type="string">
            <text:p>$5.99</text:p>
          </table:table-cell>
          <table:table-cell office:value-type="string">
            <text:p>Red radish with lettuce, scallion, dill and sour cream</text:p>
          </table:table-cell>
          <table:table-cell office:value-type="string">
            <text:p>Красная редиска с листьями салата, зеленый лук, укроп со сметаной</text:p>
          </table:table-cell>
          <table:table-cell office:value-type="string">
            <text:p>salads</text:p>
          </table:table-cell>
          <table:table-cell/>
          <table:table-cell office:value-type="float" office:value="5">
            <text:p>5</text:p>
          </table:table-cell>
          <table:table-cell office:value-type="float" office:value="3">
            <text:p>3</text:p>
          </table:table-cell>
          <table:table-cell office:value-type="string">
            <text:p>5_03_Primavara</text:p>
          </table:table-cell>
          <table:table-cell table:number-columns-repeated="6"/>
        </table:table-row>
        <table:table-row table:style-name="ro4">
          <table:table-cell office:value-type="string">
            <text:p>Salata cu Carne de Vita</text:p>
          </table:table-cell>
          <table:table-cell table:style-name="ce1" office:value-type="string">
            <text:p>$6.99</text:p>
          </table:table-cell>
          <table:table-cell office:value-type="string">
            <text:p>Beef, peppers, tomatoes, cucumbers, light dressing</text:p>
          </table:table-cell>
          <table:table-cell office:value-type="string">
            <text:p>Говядина, перец, помидоры, огурцы, легкий соус</text:p>
          </table:table-cell>
          <table:table-cell office:value-type="string">
            <text:p>salads</text:p>
          </table:table-cell>
          <table:table-cell/>
          <table:table-cell office:value-type="float" office:value="5">
            <text:p>5</text:p>
          </table:table-cell>
          <table:table-cell office:value-type="float" office:value="4">
            <text:p>4</text:p>
          </table:table-cell>
          <table:table-cell office:value-type="string">
            <text:p>5_04_Salata-cu-Carne-de-Vita</text:p>
          </table:table-cell>
          <table:table-cell table:number-columns-repeated="6"/>
        </table:table-row>
        <table:table-row table:style-name="ro4">
          <table:table-cell office:value-type="string">
            <text:p>Salata din Limba</text:p>
          </table:table-cell>
          <table:table-cell table:style-name="ce1" office:value-type="string">
            <text:p>$7.59</text:p>
          </table:table-cell>
          <table:table-cell office:value-type="string">
            <text:p>Veal tongue, tomatoes, cucumbers, rich dressing</text:p>
          </table:table-cell>
          <table:table-cell office:value-type="string">
            <text:p>Телячий язык, помидоры, огурцы, соус</text:p>
          </table:table-cell>
          <table:table-cell office:value-type="string">
            <text:p>salads</text:p>
          </table:table-cell>
          <table:table-cell/>
          <table:table-cell table:number-columns-repeated="2" office:value-type="float" office:value="5">
            <text:p>5</text:p>
          </table:table-cell>
          <table:table-cell office:value-type="string">
            <text:p>5_05_Salata-din-Limba</text:p>
          </table:table-cell>
          <table:table-cell table:number-columns-repeated="6"/>
        </table:table-row>
        <table:table-row table:style-name="ro4">
          <table:table-cell office:value-type="string">
            <text:p>Dunarea</text:p>
          </table:table-cell>
          <table:table-cell table:style-name="ce1" office:value-type="string">
            <text:p>$10.99</text:p>
          </table:table-cell>
          <table:table-cell office:value-type="string">
            <text:p>Daicon, cucumbers, roasted spicy shrimps, caviar "Icura"</text:p>
          </table:table-cell>
          <table:table-cell office:value-type="string">
            <text:p>Редис, огурец, жареные острые креветки, икра "Icura"</text:p>
          </table:table-cell>
          <table:table-cell office:value-type="string">
            <text:p>salads</text:p>
          </table:table-cell>
          <table:table-cell/>
          <table:table-cell office:value-type="float" office:value="5">
            <text:p>5</text:p>
          </table:table-cell>
          <table:table-cell office:value-type="float" office:value="6">
            <text:p>6</text:p>
          </table:table-cell>
          <table:table-cell office:value-type="string">
            <text:p>5_06_Dunarea</text:p>
          </table:table-cell>
          <table:table-cell office:value-type="string">
            <text:p><text:s/>The Dunarea shrimp salad was a terrine of shredded daikon, avocado, cucumber, shrimp, and fish roe, all coated in a mildly spicy, lightly mayonnaise-y dressing. <text:s/>The dish reeked of California Asian fusion cuisine, and it was easily the biggest non-sequitur of the meal. <text:s/>How, exactly, did landlocked Moldova develop a dish with shrimp, avocado, and fish roe? <text:s/>I mean, the website was right and everything—the salad really was amazing, if somewhat heavy for something called a “salad,”—but the dish was definitely a curiosity.</text:p>
          </table:table-cell>
          <table:table-cell office:value-type="string">
            <text:p>unitednationsoffood.com</text:p>
          </table:table-cell>
          <table:table-cell table:number-columns-repeated="4"/>
        </table:table-row>
        <table:table-row table:style-name="ro4">
          <table:table-cell office:value-type="string">
            <text:p>Salata de Varza</text:p>
          </table:table-cell>
          <table:table-cell table:style-name="ce1" office:value-type="string">
            <text:p>$4.59</text:p>
          </table:table-cell>
          <table:table-cell office:value-type="string">
            <text:p>Shredded white cabbage salad</text:p>
          </table:table-cell>
          <table:table-cell office:value-type="string">
            <text:p>Салат из капусты</text:p>
          </table:table-cell>
          <table:table-cell office:value-type="string">
            <text:p>salads</text:p>
          </table:table-cell>
          <table:table-cell/>
          <table:table-cell office:value-type="float" office:value="5">
            <text:p>5</text:p>
          </table:table-cell>
          <table:table-cell office:value-type="float" office:value="7">
            <text:p>7</text:p>
          </table:table-cell>
          <table:table-cell office:value-type="string">
            <text:p>5_07_Salata-de-Varza</text:p>
          </table:table-cell>
          <table:table-cell table:number-columns-repeated="6"/>
        </table:table-row>
        <table:table-row table:style-name="ro4">
          <table:table-cell office:value-type="string">
            <text:p>Zeama</text:p>
          </table:table-cell>
          <table:table-cell table:style-name="ce1" office:value-type="string">
            <text:p>$6.99</text:p>
          </table:table-cell>
          <table:table-cell office:value-type="string">
            <text:p>Chicken meat soup with homemade noodles </text:p>
          </table:table-cell>
          <table:table-cell office:value-type="string">
            <text:p>Куриный суп с домашней лапшой</text:p>
          </table:table-cell>
          <table:table-cell office:value-type="string">
            <text:p>soups</text:p>
          </table:table-cell>
          <table:table-cell/>
          <table:table-cell office:value-type="float" office:value="6">
            <text:p>6</text:p>
          </table:table-cell>
          <table:table-cell office:value-type="float" office:value="1">
            <text:p>1</text:p>
          </table:table-cell>
          <table:table-cell office:value-type="string">
            <text:p>6_01_Zeama</text:p>
          </table:table-cell>
          <table:table-cell table:number-columns-repeated="6"/>
        </table:table-row>
        <table:table-row table:style-name="ro4">
          <table:table-cell office:value-type="string">
            <text:p>Ciorba de Vita cu Fasole</text:p>
          </table:table-cell>
          <table:table-cell table:style-name="ce1" office:value-type="string">
            <text:p>$6.99</text:p>
          </table:table-cell>
          <table:table-cell office:value-type="string">
            <text:p>Veal meat soup with beans and vegetables</text:p>
          </table:table-cell>
          <table:table-cell office:value-type="string">
            <text:p>Суп из телятины с фасолью и овощами</text:p>
          </table:table-cell>
          <table:table-cell office:value-type="string">
            <text:p>soups</text:p>
          </table:table-cell>
          <table:table-cell/>
          <table:table-cell office:value-type="float" office:value="6">
            <text:p>6</text:p>
          </table:table-cell>
          <table:table-cell office:value-type="float" office:value="2">
            <text:p>2</text:p>
          </table:table-cell>
          <table:table-cell office:value-type="string">
            <text:p>6_02_Ciorba-de-Vita-cu-Fasole</text:p>
          </table:table-cell>
          <table:table-cell table:number-columns-repeated="6"/>
        </table:table-row>
        <table:table-row table:style-name="ro4">
          <table:table-cell office:value-type="string">
            <text:p>Ciorba de Perisoare</text:p>
          </table:table-cell>
          <table:table-cell table:style-name="ce1" office:value-type="string">
            <text:p>$5.99</text:p>
          </table:table-cell>
          <table:table-cell office:value-type="string">
            <text:p>Meatball sour soup</text:p>
          </table:table-cell>
          <table:table-cell office:value-type="string">
            <text:p>Суп с фрикадельками</text:p>
          </table:table-cell>
          <table:table-cell office:value-type="string">
            <text:p>soups</text:p>
          </table:table-cell>
          <table:table-cell/>
          <table:table-cell office:value-type="float" office:value="6">
            <text:p>6</text:p>
          </table:table-cell>
          <table:table-cell office:value-type="float" office:value="3">
            <text:p>3</text:p>
          </table:table-cell>
          <table:table-cell office:value-type="string">
            <text:p>6_03_Ciorba-de-Perisoare</text:p>
          </table:table-cell>
          <table:table-cell table:number-columns-repeated="6"/>
        </table:table-row>
        <table:table-row table:style-name="ro4">
          <table:table-cell office:value-type="string">
            <text:p>Ciorba de Burta</text:p>
          </table:table-cell>
          <table:table-cell table:style-name="ce1" office:value-type="string">
            <text:p>$6.99</text:p>
          </table:table-cell>
          <table:table-cell office:value-type="string">
            <text:p>Beef tripe sour cream soup</text:p>
          </table:table-cell>
          <table:table-cell office:value-type="string">
            <text:p>Традиционный румынский говяжий крем-суп</text:p>
          </table:table-cell>
          <table:table-cell office:value-type="string">
            <text:p>soups</text:p>
          </table:table-cell>
          <table:table-cell/>
          <table:table-cell office:value-type="float" office:value="6">
            <text:p>6</text:p>
          </table:table-cell>
          <table:table-cell office:value-type="float" office:value="4">
            <text:p>4</text:p>
          </table:table-cell>
          <table:table-cell office:value-type="string">
            <text:p>6_04_Ciorba-de-Burta</text:p>
          </table:table-cell>
          <table:table-cell table:number-columns-repeated="6"/>
        </table:table-row>
        <table:table-row table:style-name="ro4">
          <table:table-cell office:value-type="string">
            <text:p>Mamaliga</text:p>
          </table:table-cell>
          <table:table-cell table:style-name="ce1" office:value-type="string">
            <text:p>$5.99</text:p>
          </table:table-cell>
          <table:table-cell office:value-type="string">
            <text:p>Traditional corn meal served with feta cheese and sour cream and deep fried pork belly</text:p>
          </table:table-cell>
          <table:table-cell office:value-type="string">
            <text:p>Традиционное кукурузное блюдо, подается с сыром, сметаной и свиными шкварками</text:p>
          </table:table-cell>
          <table:table-cell office:value-type="string">
            <text:p>side-dishes</text:p>
          </table:table-cell>
          <table:table-cell/>
          <table:table-cell office:value-type="float" office:value="7">
            <text:p>7</text:p>
          </table:table-cell>
          <table:table-cell office:value-type="float" office:value="1">
            <text:p>1</text:p>
          </table:table-cell>
          <table:table-cell office:value-type="string">
            <text:p>7_01_Mamaliga</text:p>
          </table:table-cell>
          <table:table-cell office:value-type="string">
            <text:p>The name of the game here is mamaliga, food for the peasants. Served forever, and borrowed from neighboring Romania, mamaliga is sort of a bread-porridge hybrid that can be served with just about anything. It appears in almost every non-dessert we ordered, as you will see.</text:p>
          </table:table-cell>
          <table:table-cell office:value-type="string">
            <text:p>eattheworldnyc.com</text:p>
          </table:table-cell>
          <table:table-cell office:value-type="string">
            <text:p>The most traditionally Moldavian dish of the night was mamaliga. To eat it, use a fork to flatten out the warm cornmeal porridge (similar to a thick polenta), which is topped with a little melted butter. Then scoop on copious amounts of crumbled feta and sour cream and mix it all together. The fine grains of the cornmeal mingled with the chewy, salty nubbins of feta, and the sour cream added a tangy richness. The mamaliga usually comes with fried pork belly as a garni</text:p>
          </table:table-cell>
          <table:table-cell office:value-type="string">
            <text:p>seriouseats.com</text:p>
          </table:table-cell>
          <table:table-cell table:number-columns-repeated="2"/>
        </table:table-row>
        <table:table-row table:style-name="ro4">
          <table:table-cell office:value-type="string">
            <text:p>Cartofi ca Acasa</text:p>
          </table:table-cell>
          <table:table-cell table:style-name="ce1" office:value-type="string">
            <text:p>$5.99</text:p>
          </table:table-cell>
          <table:table-cell office:value-type="string">
            <text:p>Home fried potatoes with mushrooms and onions </text:p>
          </table:table-cell>
          <table:table-cell office:value-type="string">
            <text:p>Картошка жареная по-домашнему с грибами и луком</text:p>
          </table:table-cell>
          <table:table-cell office:value-type="string">
            <text:p>side-dishes</text:p>
          </table:table-cell>
          <table:table-cell/>
          <table:table-cell office:value-type="float" office:value="7">
            <text:p>7</text:p>
          </table:table-cell>
          <table:table-cell office:value-type="float" office:value="2">
            <text:p>2</text:p>
          </table:table-cell>
          <table:table-cell office:value-type="string">
            <text:p>7_02_Cartofi-ca-Acasa</text:p>
          </table:table-cell>
          <table:table-cell table:number-columns-repeated="6"/>
        </table:table-row>
        <table:table-row table:style-name="ro4">
          <table:table-cell office:value-type="string">
            <text:p>Taitei</text:p>
          </table:table-cell>
          <table:table-cell table:style-name="ce1" office:value-type="string">
            <text:p>$4.99</text:p>
          </table:table-cell>
          <table:table-cell office:value-type="string">
            <text:p>Homemade pasta</text:p>
          </table:table-cell>
          <table:table-cell office:value-type="string">
            <text:p>Макароны по-домашнему</text:p>
          </table:table-cell>
          <table:table-cell office:value-type="string">
            <text:p>side-dishes</text:p>
          </table:table-cell>
          <table:table-cell office:value-type="string">
            <text:p>dish</text:p>
          </table:table-cell>
          <table:table-cell office:value-type="float" office:value="7">
            <text:p>7</text:p>
          </table:table-cell>
          <table:table-cell office:value-type="float" office:value="3">
            <text:p>3</text:p>
          </table:table-cell>
          <table:table-cell office:value-type="string">
            <text:p>7_03_Taitei</text:p>
          </table:table-cell>
          <table:table-cell table:number-columns-repeated="6"/>
        </table:table-row>
        <table:table-row table:style-name="ro4">
          <table:table-cell office:value-type="string">
            <text:p>Pilaf</text:p>
          </table:table-cell>
          <table:table-cell table:style-name="ce1" office:value-type="string">
            <text:p>$4.59</text:p>
          </table:table-cell>
          <table:table-cell office:value-type="string">
            <text:p>Rice with veggies</text:p>
          </table:table-cell>
          <table:table-cell office:value-type="string">
            <text:p>Рис с овощами</text:p>
          </table:table-cell>
          <table:table-cell office:value-type="string">
            <text:p>side-dishes</text:p>
          </table:table-cell>
          <table:table-cell/>
          <table:table-cell office:value-type="float" office:value="7">
            <text:p>7</text:p>
          </table:table-cell>
          <table:table-cell office:value-type="float" office:value="4">
            <text:p>4</text:p>
          </table:table-cell>
          <table:table-cell office:value-type="string">
            <text:p>7_04_Pilaf</text:p>
          </table:table-cell>
          <table:table-cell table:number-columns-repeated="6"/>
        </table:table-row>
        <table:table-row table:style-name="ro4">
          <table:table-cell office:value-type="string">
            <text:p>Cartofi Tocati</text:p>
          </table:table-cell>
          <table:table-cell table:style-name="ce1" office:value-type="string">
            <text:p>$3.99</text:p>
          </table:table-cell>
          <table:table-cell office:value-type="string">
            <text:p>Mashed potatoes</text:p>
          </table:table-cell>
          <table:table-cell office:value-type="string">
            <text:p>Картофельное пюре</text:p>
          </table:table-cell>
          <table:table-cell office:value-type="string">
            <text:p>side-dishes</text:p>
          </table:table-cell>
          <table:table-cell/>
          <table:table-cell office:value-type="float" office:value="7">
            <text:p>7</text:p>
          </table:table-cell>
          <table:table-cell office:value-type="float" office:value="5">
            <text:p>5</text:p>
          </table:table-cell>
          <table:table-cell office:value-type="string">
            <text:p>7_05_Cartofi-Tocati</text:p>
          </table:table-cell>
          <table:table-cell table:number-columns-repeated="6"/>
        </table:table-row>
        <table:table-row table:style-name="ro7">
          <table:table-cell office:value-type="string">
            <text:p>Apa Minerala</text:p>
          </table:table-cell>
          <table:table-cell office:value-type="string">
            <text:p>$4.99 <text:s/>1,0L / $2.99 <text:s/>0,5L</text:p>
          </table:table-cell>
          <table:table-cell office:value-type="string">
            <text:p>Sparkling Water</text:p>
          </table:table-cell>
          <table:table-cell office:value-type="string">
            <text:p>Газированная вода</text:p>
          </table:table-cell>
          <table:table-cell office:value-type="string">
            <text:p>drinks</text:p>
          </table:table-cell>
          <table:table-cell office:value-type="string">
            <text:p>drink</text:p>
          </table:table-cell>
          <table:table-cell office:value-type="float" office:value="8">
            <text:p>8</text:p>
          </table:table-cell>
          <table:table-cell office:value-type="float" office:value="1">
            <text:p>1</text:p>
          </table:table-cell>
          <table:table-cell table:number-columns-repeated="7"/>
        </table:table-row>
        <table:table-row table:style-name="ro7">
          <table:table-cell office:value-type="string">
            <text:p>Compot de Casa</text:p>
          </table:table-cell>
          <table:table-cell office:value-type="string">
            <text:p>$2.99 Glass / $8.99 Pitcher</text:p>
          </table:table-cell>
          <table:table-cell office:value-type="string">
            <text:p>Homemade Fruit Punch</text:p>
          </table:table-cell>
          <table:table-cell office:value-type="string">
            <text:p>Домашний фруктовый компот</text:p>
          </table:table-cell>
          <table:table-cell office:value-type="string">
            <text:p>drinks</text:p>
          </table:table-cell>
          <table:table-cell office:value-type="string">
            <text:p>drink</text:p>
          </table:table-cell>
          <table:table-cell office:value-type="float" office:value="8">
            <text:p>8</text:p>
          </table:table-cell>
          <table:table-cell office:value-type="float" office:value="2">
            <text:p>2</text:p>
          </table:table-cell>
          <table:table-cell table:number-columns-repeated="7"/>
        </table:table-row>
        <table:table-row table:style-name="ro7">
          <table:table-cell office:value-type="string">
            <text:p>Suc</text:p>
          </table:table-cell>
          <table:table-cell office:value-type="string">
            <text:p>$2.99 Glass / $8.99 Pitcher</text:p>
          </table:table-cell>
          <table:table-cell office:value-type="string">
            <text:p>Juice (orange, apple, grapefruit, cranberry, tomato, pineapple)</text:p>
          </table:table-cell>
          <table:table-cell office:value-type="string">
            <text:p>Сок (апельсиновый, яблочный, грейпфрутовый, клюквенный, томатный,ананасовый)</text:p>
          </table:table-cell>
          <table:table-cell office:value-type="string">
            <text:p>drinks</text:p>
          </table:table-cell>
          <table:table-cell office:value-type="string">
            <text:p>drink</text:p>
          </table:table-cell>
          <table:table-cell office:value-type="float" office:value="8">
            <text:p>8</text:p>
          </table:table-cell>
          <table:table-cell office:value-type="float" office:value="3">
            <text:p>3</text:p>
          </table:table-cell>
          <table:table-cell table:number-columns-repeated="7"/>
        </table:table-row>
        <table:table-row table:style-name="ro7">
          <table:table-cell office:value-type="string">
            <text:p>Cafea</text:p>
          </table:table-cell>
          <table:table-cell table:style-name="ce1" office:value-type="string">
            <text:p>$2.59</text:p>
          </table:table-cell>
          <table:table-cell office:value-type="string">
            <text:p>Coffee</text:p>
          </table:table-cell>
          <table:table-cell office:value-type="string">
            <text:p>Кофе</text:p>
          </table:table-cell>
          <table:table-cell office:value-type="string">
            <text:p>drinks</text:p>
          </table:table-cell>
          <table:table-cell office:value-type="string">
            <text:p>drink</text:p>
          </table:table-cell>
          <table:table-cell office:value-type="float" office:value="8">
            <text:p>8</text:p>
          </table:table-cell>
          <table:table-cell office:value-type="float" office:value="4">
            <text:p>4</text:p>
          </table:table-cell>
          <table:table-cell table:number-columns-repeated="7"/>
        </table:table-row>
        <table:table-row table:style-name="ro7">
          <table:table-cell office:value-type="string">
            <text:p>Ceai</text:p>
          </table:table-cell>
          <table:table-cell table:style-name="ce1" office:value-type="string">
            <text:p>$2.59</text:p>
          </table:table-cell>
          <table:table-cell office:value-type="string">
            <text:p>Tea</text:p>
          </table:table-cell>
          <table:table-cell office:value-type="string">
            <text:p>Чай</text:p>
          </table:table-cell>
          <table:table-cell office:value-type="string">
            <text:p>drinks</text:p>
          </table:table-cell>
          <table:table-cell office:value-type="string">
            <text:p>drink</text:p>
          </table:table-cell>
          <table:table-cell office:value-type="float" office:value="8">
            <text:p>8</text:p>
          </table:table-cell>
          <table:table-cell office:value-type="float" office:value="5">
            <text:p>5</text:p>
          </table:table-cell>
          <table:table-cell table:number-columns-repeated="7"/>
        </table:table-row>
        <table:table-row table:style-name="ro7">
          <table:table-cell office:value-type="string">
            <text:p>Napoleon</text:p>
          </table:table-cell>
          <table:table-cell table:style-name="ce2" office:value-type="currency" office:currency="USD" office:value="5.99">
            <text:p>$5.99</text:p>
          </table:table-cell>
          <table:table-cell office:value-type="string">
            <text:p>A cake made up of several layers of puff pastry alternating layers of whipped cream</text:p>
          </table:table-cell>
          <table:table-cell office:value-type="string">
            <text:p>Пирожное из слоёного теста с кремовыми прослойками</text:p>
          </table:table-cell>
          <table:table-cell office:value-type="string">
            <text:p>special</text:p>
          </table:table-cell>
          <table:table-cell/>
          <table:table-cell office:value-type="float" office:value="9">
            <text:p>9</text:p>
          </table:table-cell>
          <table:table-cell office:value-type="float" office:value="1">
            <text:p>1</text:p>
          </table:table-cell>
          <table:table-cell office:value-type="string">
            <text:p>9_01_Napoleon</text:p>
          </table:table-cell>
          <table:table-cell table:number-columns-repeated="6"/>
        </table:table-row>
        <table:table-row table:style-name="ro7">
          <table:table-cell office:value-type="string">
            <text:p>Nistru</text:p>
          </table:table-cell>
          <table:table-cell table:style-name="ce2" office:value-type="currency" office:currency="USD" office:value="9.99">
            <text:p>$9.99</text:p>
          </table:table-cell>
          <table:table-cell office:value-type="string">
            <text:p>Tomatoes, cucumber, apple, onion, salted salmon, red caviar and mayonnaise</text:p>
          </table:table-cell>
          <table:table-cell office:value-type="string">
            <text:p>Экзотический салат с помидорами,огурцами, яблоком, луком, лососем, красной икрой и майонезом</text:p>
          </table:table-cell>
          <table:table-cell office:value-type="string">
            <text:p>special</text:p>
          </table:table-cell>
          <table:table-cell/>
          <table:table-cell office:value-type="float" office:value="9">
            <text:p>9</text:p>
          </table:table-cell>
          <table:table-cell office:value-type="float" office:value="2">
            <text:p>2</text:p>
          </table:table-cell>
          <table:table-cell office:value-type="string">
            <text:p>9_02_Nistru</text:p>
          </table:table-cell>
          <table:table-cell table:number-columns-repeated="6"/>
        </table:table-row>
        <table:table-row table:style-name="ro7">
          <table:table-cell office:value-type="string">
            <text:p>Iepure fript</text:p>
          </table:table-cell>
          <table:table-cell table:style-name="ce2" office:value-type="currency" office:currency="USD" office:value="12.99">
            <text:p>$12.99</text:p>
          </table:table-cell>
          <table:table-cell office:value-type="string">
            <text:p>Rabbit in white sauce with mamaliga</text:p>
          </table:table-cell>
          <table:table-cell office:value-type="string">
            <text:p>Кролик в белом соусе с мамалыгой</text:p>
          </table:table-cell>
          <table:table-cell office:value-type="string">
            <text:p>special</text:p>
          </table:table-cell>
          <table:table-cell/>
          <table:table-cell office:value-type="float" office:value="9">
            <text:p>9</text:p>
          </table:table-cell>
          <table:table-cell office:value-type="float" office:value="3">
            <text:p>3</text:p>
          </table:table-cell>
          <table:table-cell office:value-type="string">
            <text:p>9_03_Lepure-fript</text:p>
          </table:table-cell>
          <table:table-cell table:number-columns-repeated="6"/>
        </table:table-row>
        <table:table-row table:style-name="ro7">
          <table:table-cell office:value-type="string">
            <text:p>Zander</text:p>
          </table:table-cell>
          <table:table-cell table:style-name="ce2" office:value-type="currency" office:currency="USD" office:value="14.99">
            <text:p>$14.99</text:p>
          </table:table-cell>
          <table:table-cell office:value-type="string">
            <text:p>Baked breaded zander</text:p>
          </table:table-cell>
          <table:table-cell office:value-type="string">
            <text:p>Запеченный в панировке судак</text:p>
          </table:table-cell>
          <table:table-cell office:value-type="string">
            <text:p>special</text:p>
          </table:table-cell>
          <table:table-cell/>
          <table:table-cell office:value-type="float" office:value="9">
            <text:p>9</text:p>
          </table:table-cell>
          <table:table-cell office:value-type="float" office:value="4">
            <text:p>4</text:p>
          </table:table-cell>
          <table:table-cell office:value-type="string">
            <text:p>9_04_Zander</text:p>
          </table:table-cell>
          <table:table-cell table:number-columns-repeated="6"/>
        </table:table-row>
        <table:table-row table:style-name="ro7">
          <table:table-cell table:number-columns-repeated="8"/>
          <table:table-cell office:value-type="string">
            <text:p>_Mititei-Carnaciori</text:p>
          </table:table-cell>
          <table:table-cell table:number-columns-repeated="6"/>
        </table:table-row>
        <table:table-row table:style-name="ro8" table:number-rows-repeated="1048508">
          <table:table-cell table:number-columns-repeated="15"/>
        </table:table-row>
        <table:table-row table:style-name="ro8">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04T20:41:50</dc:date>
    <meta:generator>LibreOffice/3.5$Linux_X86_64 LibreOffice_project/350m1$Build-2</meta:generator>
    <meta:editing-duration>PT11H21M56S</meta:editing-duration>
    <meta:editing-cycles>10</meta:editing-cycles>
    <dc:creator>irsick </dc:creator>
    <meta:document-statistic meta:table-count="1" meta:cell-count="589" meta:object-count="0"/>
  </office:meta>
</office:document-meta>
</file>